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a03f1" officeooo:paragraph-rsid="001a03f1"/>
    </style:style>
    <style:style style:name="P2" style:family="paragraph" style:parent-style-name="Standard">
      <style:text-properties officeooo:rsid="001a03f1" officeooo:paragraph-rsid="001a03f1"/>
    </style:style>
    <style:style style:name="P3" style:family="paragraph" style:parent-style-name="Standard">
      <style:text-properties officeooo:rsid="001a874d" officeooo:paragraph-rsid="001a87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班ドキュメント</text:p>
      <text:p text:style-name="P1">１．チームの目標</text:p>
      <text:p text:style-name="P1">四人という他の班より人数が少ないという面を生かし、一人一人の情報共有力を高め、スピーディー且つ効率の良い開発を行う事を目標とします。</text:p>
      <text:p text:style-name="P1"/>
      <text:p text:style-name="P1">２．各個人の役職と目標</text:p>
      <text:p text:style-name="P1">豊住　航暉：プロジェクトリーダー/ドキュメントリーダー</text:p>
      <text:p text:style-name="P1"><text:tab/>このプロジェクトを通じて、自分の役割とチームメンバーの強みをよく理解し、個人個人に<text:tab/>合ったタスクを設定し、割り振る事を目標とする。</text:p>
      <text:p text:style-name="P1"><text:tab/>また、工程によっては各メンバーの不得手なタスクを行わなければならない状況になる場合も<text:tab/>想定される。その場合は、それぞれのメンバーが協力し合い、割り振られたタスクを学びなが<text:tab/>ら楽しく行える環境を維持する事を目標とします。</text:p>
      <text:p text:style-name="P1">新井　大己：テクニカルリーダー/テスト補佐</text:p>
      <text:p text:style-name="P1"><text:tab/>テクニカルリーダーとしてコーディング等のサポートを行い、チームメンバーのスキルアップ<text:tab/>を図る。</text:p>
      <text:p text:style-name="P1">金澤　浩亮：テストリーダー/テクニカル補佐</text:p>
      <text:p text:style-name="P1"/>
      <text:p text:style-name="P1">川瀬　有稀：データベースリーダー/ドキュメント補佐</text:p>
      <text:p text:style-name="P3"><text:tab/>みんなの力を借りながらもWeb制作に励みたい。</text:p>
      <text:p text:style-name="P1"/>
      <text:p text:style-name="P1">３．作成物概要</text:p>
      <text:p text:style-name="P1">課題：教科書販売システム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6:46:52.612000000</meta:creation-date>
    <dc:date>2022-05-19T13:50:14.589000000</dc:date>
    <meta:editing-duration>PT8M38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4" meta:word-count="440" meta:character-count="454" meta:non-whitespace-character-count="442"/>
  </office:meta>
</office:document-meta>
</file>